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0 7030l7030 7031M7030 14061l7031-7031M14061 7030l-7031-7030M7030 0l-7030 703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